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b734" officeooo:paragraph-rsid="0017b734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7b734" officeooo:paragraph-rsid="0017b734" style:font-weight-asian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17b734" officeooo:paragraph-rsid="0017b734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italic" style:text-underline-style="none" fo:font-weight="bold" officeooo:rsid="000d551a" officeooo:paragraph-rsid="0017b734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rsid="000d551a" officeooo:paragraph-rsid="0017b734" style:font-style-asian="italic" style:font-weight-asian="bold" style:font-style-complex="italic" style:font-weight-complex="bold"/>
    </style:style>
    <style:style style:name="P6" style:family="paragraph" style:parent-style-name="Text_20_body" style:list-style-name="L1">
      <style:text-properties officeooo:paragraph-rsid="0017b734"/>
    </style:style>
    <style:style style:name="P7" style:family="paragraph" style:parent-style-name="Text_20_body" style:list-style-name="L1">
      <style:text-properties officeooo:rsid="000d551a" officeooo:paragraph-rsid="0017b734"/>
    </style:style>
    <style:style style:name="T1" style:family="text">
      <style:text-properties style:text-underline-style="none"/>
    </style:style>
    <style:style style:name="T2" style:family="text">
      <style:text-properties officeooo:rsid="000d551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d551a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</text:span>How to give a good oral presentation</text:p>
      <text:p text:style-name="P1"/>
      <text:p text:style-name="P2">I have asked you to present a scientific discovery, an invention, innovation, that changed the world we live in.</text:p>
      <text:p text:style-name="P2">I hope you are ready and I look forward to learning something new through your presentations.</text:p>
      <text:p text:style-name="P2">However, before we start listening to you, let me remind you of a few important points.</text:p>
      <text:p text:style-name="P2">You will find below a list of tips to make a good oral presentation, tips that some of you really need to put into practice in order to improve their communication skills!</text:p>
      <text:p text:style-name="P2"/>
      <text:p text:style-name="P2">Here they are, spoiler alert, the most important is….(You are not going to like it:…): <text:s/><text:span text:style-name="T4">Don’t read notes, people can always tell </text:span><text:span text:style-name="T5">(and yes, I know it implies for you to work a little bit harder….)</text:span></text:p>
      <text:p text:style-name="P3"/>
      <text:list xml:id="list4175481735" text:style-name="L1">
        <text:list-item>
          <text:p text:style-name="P6"><text:span text:style-name="Strong_20_Emphasis"><text:span text:style-name="T2">Adapt to your</text:span></text:span><text:span text:style-name="Strong_20_Emphasis"> Audience:</text:span></text:p>
          <text:list>
            <text:list-item>
              <text:p text:style-name="P6">Understand the background and knowledge level of your audience, <text:span text:style-name="T2">adapt your speech (language, content) to them</text:span></text:p>
            </text:list-item>
          </text:list>
        </text:list-item>
        <text:list-item>
          <text:p text:style-name="P6"><text:span text:style-name="Strong_20_Emphasis">Clear Objective:</text:span></text:p>
          <text:list>
            <text:list-item>
              <text:p text:style-name="P6">Clearly define the <text:span text:style-name="T2">aim</text:span> of your presentation.</text:p>
            </text:list-item>
            <text:list-item>
              <text:p text:style-name="P6">Make sure your audience <text:span text:style-name="T2">knows what they are going to listen to.</text:span></text:p>
            </text:list-item>
          </text:list>
        </text:list-item>
        <text:list-item>
          <text:p text:style-name="P6"><text:span text:style-name="Strong_20_Emphasis">Structured Content:</text:span></text:p>
          <text:list>
            <text:list-item>
              <text:p text:style-name="P6">Organize your presentation with a clear introduction, main points, and conclusion.</text:p>
            </text:list-item>
            <text:list-item>
              <text:p text:style-name="P7">Present the other members of the group.</text:p>
            </text:list-item>
            <text:list-item>
              <text:p text:style-name="P7">Use linking words during the presentation to clarify your points.</text:p>
            </text:list-item>
          </text:list>
        </text:list-item>
        <text:list-item>
          <text:p text:style-name="P6"><text:span text:style-name="Strong_20_Emphasis">Engaging Introduction:</text:span></text:p>
          <text:list>
            <text:list-item>
              <text:p text:style-name="P6">Grab your audience's attention <text:span text:style-name="T2">with a smile, a question, surprise them, interact with them...Make eye contact!</text:span></text:p>
            </text:list-item>
            <text:list-item>
              <text:p text:style-name="P7">Make them feel that your subject is interesting and well worth the few minutes they are going to spend with you.</text:p>
            </text:list-item>
          </text:list>
        </text:list-item>
        <text:list-item>
          <text:p text:style-name="P6"><text:span text:style-name="Strong_20_Emphasis">Concise Points:</text:span></text:p>
          <text:list>
            <text:list-item>
              <text:p text:style-name="P6">Keep your points clear, concise, and focused.</text:p>
            </text:list-item>
            <text:list-item>
              <text:p text:style-name="P7">Repeat, rephrase some of the main ideas, do not rush through your presentation.</text:p>
            </text:list-item>
          </text:list>
        </text:list-item>
      </text:list>
      <text:p text:style-name="P5">Don’t read notes, people can always tell</text:p>
      <text:list xml:id="list120225366770109" text:continue-numbering="true" text:style-name="L1">
        <text:list-item>
          <text:p text:style-name="P6"><text:span text:style-name="Strong_20_Emphasis">Effective Visuals:</text:span></text:p>
          <text:list>
            <text:list-item>
              <text:p text:style-name="P6"><text:span text:style-name="T2">Work on your slides (spelling, balance between text and pictures/ illustrations, clarity...If you show something on a slide you need to exploit it!)</text:span></text:p>
            </text:list-item>
          </text:list>
        </text:list-item>
        <text:list-item>
          <text:p text:style-name="P6"><text:span text:style-name="Strong_20_Emphasis">Speak Clearly and Slowly:</text:span></text:p>
          <text:list>
            <text:list-item>
              <text:p text:style-name="P6">Articulate your words clearly.</text:p>
            </text:list-item>
            <text:list-item>
              <text:p text:style-name="P6">Maintain a moderate pace to allow comprehension.</text:p>
            </text:list-item>
            <text:list-item>
              <text:p text:style-name="P7"><text:soft-page-break/>Vary your intonations (if your tone is flat, the audience feels like sleeping), Repeat, rephrase (when we learn sth new or important, it’s nice to hear the speaker insist...</text:p>
            </text:list-item>
          </text:list>
        </text:list-item>
        <text:list-item>
          <text:p text:style-name="P6"><text:span text:style-name="Strong_20_Emphasis">Eye Contact:</text:span></text:p>
          <text:list>
            <text:list-item>
              <text:p text:style-name="P6">Establish eye contact with your audience, <text:span text:style-name="T2">smile, DO NOT READ (rely on your slides for back up)</text:span>.</text:p>
            </text:list-item>
            <text:list-item>
              <text:p text:style-name="P7">Don’t show your stress, look confident (people will trust you more easily and listen to you more carefully)</text:p>
            </text:list-item>
          </text:list>
        </text:list-item>
        <text:list-item>
          <text:p text:style-name="P6"><text:span text:style-name="Strong_20_Emphasis">Practice:</text:span></text:p>
          <text:list>
            <text:list-item>
              <text:p text:style-name="P6">Rehearse your presentation multiple times.</text:p>
            </text:list-item>
            <text:list-item>
              <text:p text:style-name="P7">The better prepared you are, the better your presentation will be!</text:p>
            </text:list-item>
          </text:list>
        </text:list-item>
        <text:list-item>
          <text:p text:style-name="P6"><text:span text:style-name="Strong_20_Emphasis">Time Management:</text:span></text:p>
          <text:list>
            <text:list-item>
              <text:p text:style-name="P6">Stick to the allocated time.</text:p>
            </text:list-item>
            <text:list-item>
              <text:p text:style-name="P6">Practice, <text:span text:style-name="T2">practice, practice</text:span> <text:span text:style-name="T2">to see how best you can respect the time you are given.</text:span></text:p>
            </text:list-item>
          </text:list>
        </text:list-item>
      </text:list>
      <text:p text:style-name="P5">Don’t read notes, people can always tell</text:p>
      <text:p text:style-name="P5"/>
      <text:list xml:id="list120227478555227" text:continue-numbering="true" text:style-name="L1">
        <text:list-item>
          <text:p text:style-name="P6"><text:span text:style-name="Strong_20_Emphasis">Body Language:</text:span></text:p>
          <text:list>
            <text:list-item>
              <text:p text:style-name="P6">Use expressive body language to emphasize key points <text:span text:style-name="T2">(hand gestures...)</text:span>.</text:p>
            </text:list-item>
            <text:list-item>
              <text:p text:style-name="P6">Avoid distracting gestures or habits <text:span text:style-name="T2">(it will only show how nervous you are)</text:span>.</text:p>
            </text:list-item>
          </text:list>
        </text:list-item>
        <text:list-item>
          <text:p text:style-name="P6"><text:span text:style-name="Strong_20_Emphasis">Interactivity:</text:span></text:p>
          <text:list>
            <text:list-item>
              <text:p text:style-name="P6"><text:span text:style-name="T2">Ask questions, see if they need you to clarify/ repeat a point/ ask if they are following your points</text:span>.</text:p>
            </text:list-item>
          </text:list>
        </text:list-item>
        <text:list-item>
          <text:p text:style-name="P6"><text:span text:style-name="Strong_20_Emphasis">Adaptability:</text:span></text:p>
          <text:list>
            <text:list-item>
              <text:p text:style-name="P6">Be ready to adapt if there are unexpected changes or interruptions <text:span text:style-name="T2">(be prepared to cut a part short if you see the audience losing interest or to develop another point )</text:span></text:p>
            </text:list-item>
          </text:list>
        </text:list-item>
        <text:list-item>
          <text:p text:style-name="P6"><text:span text:style-name="Strong_20_Emphasis">Feedback:</text:span></text:p>
          <text:list>
            <text:list-item>
              <text:p text:style-name="P6"><text:span text:style-name="T2">Practice in front of friends/ teachers to get some feedback. Accept constructive criticism.</text:span></text:p>
            </text:list-item>
          </text:list>
        </text:list-item>
        <text:list-item>
          <text:p text:style-name="P6"><text:span text:style-name="Strong_20_Emphasis">Closing Statement:</text:span></text:p>
          <text:list>
            <text:list-item>
              <text:p text:style-name="P6">Summarize <text:span text:style-name="T2">the </text:span>key points in your conclusion.</text:p>
            </text:list-item>
            <text:list-item>
              <text:p text:style-name="P6">End with a strong closing statement, <text:span text:style-name="T2">a </text:span>call to action <text:span text:style-name="T2">or an opening in form of a question</text:span>.</text:p>
            </text:list-item>
          </text:list>
        </text:list-item>
      </text:list>
      <text:p text:style-name="P4">Don’t read notes, people can always te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1:56:29.025568593</meta:creation-date>
    <dc:date>2024-03-10T12:02:25.080816663</dc:date>
    <meta:editing-duration>PT5M57S</meta:editing-duration>
    <meta:editing-cycles>1</meta:editing-cycles>
    <meta:document-statistic meta:table-count="0" meta:image-count="0" meta:object-count="0" meta:page-count="2" meta:paragraph-count="51" meta:word-count="584" meta:character-count="3338" meta:non-whitespace-character-count="2842"/>
    <meta:generator>LibreOffice/7.3.7.2$Linux_X86_64 LibreOffice_project/30$Build-2</meta:generator>
  </office:meta>
</office:document-meta>
</file>